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2" manifest:media-type="application/vnd.sun.star.oleobjec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fr1" style:family="graphic" style:parent-style-name="OLE">
      <style:graphic-properties style:vertical-pos="top" style:vertical-rel="baseline" draw:ole-draw-aspect="1" draw:visible-area-top="0cm" draw:visible-area-width="5.001cm" draw:visible-area-height="5.001c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frame draw:style-name="fr1" draw:name="Objekt1" text:anchor-type="as-char" svg:width="12.954cm" svg:height="7.26cm" draw:z-index="0"><draw:object-ole xlink:href="./Object 2" xlink:type="simple" xlink:show="embed" xlink:actuate="onLoad"/><draw:image xlink:href="./ObjectReplacements/Object 2" xlink:type="simple" xlink:show="embed" xlink:actuate="onLoad"/><svg:title>  OLE Object</svg:title></draw:frame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Table" style:family="paragraph" style:parent-style-name="Caption" style:class="extra"/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End" style:display-name="List 5 End" style:family="paragraph" style:parent-style-name="List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Start" style:display-name="List 5 Start" style:family="paragraph" style:parent-style-name="List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4_20_End" style:display-name="List 4 End" style:family="paragraph" style:parent-style-name="List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Start" style:display-name="List 4 Start" style:family="paragraph" style:parent-style-name="List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3_20_End" style:display-name="List 3 End" style:family="paragraph" style:parent-style-name="List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Start" style:display-name="List 3 Start" style:family="paragraph" style:parent-style-name="List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style:parent-style-name="List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Start" style:display-name="List 2 Start" style:family="paragraph" style:parent-style-name="List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5_20_End" style:display-name="Numbering 5 End" style:family="paragraph" style:parent-style-name="List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Start" style:display-name="Numbering 5 Start" style:family="paragraph" style:parent-style-name="List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4_20_End" style:display-name="Numbering 4 End" style:family="paragraph" style:parent-style-name="List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style:parent-style-name="List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3_20_End" style:display-name="Numbering 3 End" style:family="paragraph" style:parent-style-name="List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Start" style:display-name="Numbering 3 Start" style:family="paragraph" style:parent-style-name="List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2_20_End" style:display-name="Numbering 2 End" style:family="paragraph" style:parent-style-name="List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Start" style:display-name="Numbering 2 Start" style:family="paragraph" style:parent-style-name="List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1_20_End" style:display-name="Numbering 1 End" style:family="paragraph" style:parent-style-name="List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Definition" style:family="text"/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Endnote_20_anchor" style:display-name="Endnote 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Line_20_numbering" style:display-name="Line numbering" style:family="text"/>
    <style:style style:name="Endnote_20_Symbol" style:display-name="Endnote Symbol" style:family="text"/>
    <style:style style:name="Index_20_Link" style:display-name="Index Link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Drop_20_Caps" style:display-name="Drop Caps" style:family="text"/>
    <style:style style:name="Caption_20_characters" style:display-name="Caption characters" style:family="text"/>
    <style:style style:name="Page_20_Number" style:display-name="Page Number" style:family="text"/>
    <style:style style:name="Footnote_20_Symbol" style:display-name="Footnote Symbol" style:family="text"/>
    <style:style style:name="Numbering_20_Symbols" style:display-name="Numbering Symbols" style:family="text"/>
    <style:style style:name="AQ_5f_MultiTemplateExpression" style:display-name="AQ_MultiTemplateExpression" style:family="text">
      <style:text-properties fo:color="#3342b5" loext:opacity="100%" fo:font-style="italic" fo:font-weight="bold"/>
    </style:style>
    <style:style style:name="AQ_5f_SingleTemplateExpression" style:display-name="AQ_SingleTemplateExpression" style:family="text">
      <style:text-properties fo:color="#0a94d6" loext:opacity="100%" fo:font-style="italic" fo:font-weight="bold"/>
    </style:style>
    <style:style style:name="AQ_5f_ConditionalStyleTemplateExpression" style:display-name="AQ_ConditionalStyleTemplateExpression" style:family="text">
      <style:text-properties fo:color="#cccc00" loext:opacity="100%" fo:font-style="italic" fo:font-weight="bold"/>
    </style:style>
    <style:style style:name="Graphics" style:family="graphic">
      <style:graphic-properties svg:width="9.029cm" svg:height="9.029cm" text:anchor-type="as-char" svg:x="3.985cm" svg:y="-9.029cm" style:vertical-pos="top" style:vertical-rel="baseline" style:horizontal-pos="right" style:horizontal-rel="paragraph" fo:background-color="transparent" draw:fill="none" draw:fill-color="#729fcf" style:shadow="none" draw:shadow-opacity="100%">
        <style:columns fo:column-count="1" fo:column-gap="0cm"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4-15T14:55:40.503742456</dc:date>
    <meta:editing-duration>P0D</meta:editing-duration>
    <meta:editing-cycles>2</meta:editing-cycles>
    <meta:generator>LibreOfficeDev/7.2.0.0.alpha0$Linux_X86_64 LibreOffice_project/a1207d827315dece7c2a69bfb98c493547bd41b0</meta:generator>
    <meta:document-statistic meta:table-count="0" meta:image-count="0" meta:object-count="1" meta:page-count="1" meta:paragraph-count="1" meta:word-count="0" meta:character-count="1" meta:non-whitespace-character-count="0"/>
  </office:meta>
</office:document-meta>
</file>